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gradient-name="Tango_20_Red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="gradient" draw:fill-gradient-name="Tango_20_Blue" draw:opacity="50%" draw:textarea-horizontal-align="justify" draw:textarea-vertical-align="middle" draw:auto-grow-height="false" draw:shadow-opacity="50%"/>
    </style:style>
    <style:style style:name="gr3" style:family="graphic" style:parent-style-name="standard">
      <style:graphic-properties draw:stroke="none" svg:stroke-color="#000000" draw:fill="none" draw:fill-color="#ffffff" fo:min-height="0.534cm"/>
    </style:style>
    <style:style style:name="gr4" style:family="graphic" style:parent-style-name="standard">
      <style:graphic-properties svg:stroke-width="0.102cm" svg:stroke-color="#ff3333" draw:marker-start-width="0.352cm" draw:marker-end-width="0.352cm" draw:opacity="0%" draw:textarea-horizontal-align="justify" draw:textarea-vertical-align="middle" draw:auto-grow-height="false" fo:padding-top="0.175cm" fo:padding-bottom="0.175cm" fo:padding-left="0.3cm" fo:padding-right="0.3cm" draw:shadow-opacity="0%"/>
    </style:style>
    <style:style style:name="gr5" style:family="graphic" style:parent-style-name="standard">
      <style:graphic-properties draw:stroke="none" svg:stroke-color="#000000" draw:fill="solid" draw:fill-color="#ffffff" draw:opacity="0%" fo:min-height="0cm" draw:shadow-opacity="0%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667cm"/>
    </style:style>
    <style:style style:name="gr8" style:family="graphic" style:parent-style-name="standard">
      <style:graphic-properties draw:stroke="none" svg:stroke-color="#000000" draw:fill="none" draw:fill-color="#ffffff" fo:min-height="0.381cm"/>
    </style:style>
    <style:style style:name="gr9" style:family="graphic" style:parent-style-name="standard">
      <style:graphic-properties draw:stroke="none" svg:stroke-color="#000000" draw:fill="solid" draw:fill-color="#ffffff" draw:opacity="0%" fo:min-height="0.639cm" draw:shadow-opacity="0%"/>
    </style:style>
    <style:style style:name="gr10" style:family="graphic" style:parent-style-name="objectwithoutfill">
      <style:graphic-properties draw:stroke="dash" draw:stroke-dash="Ultrafine_20_Dashed" svg:stroke-color="#ff3333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opacity="0%" fo:min-height="0.391cm" draw:shadow-opacity="0%"/>
    </style:style>
    <style:style style:name="gr12" style:family="graphic" style:parent-style-name="standard">
      <style:graphic-properties draw:stroke="none" svg:stroke-color="#000000" draw:fill="none" draw:fill-color="#ffffff" fo:min-height="0.41cm"/>
    </style:style>
    <style:style style:name="gr13" style:family="graphic" style:parent-style-name="standard">
      <style:graphic-properties draw:stroke="none" svg:stroke-color="#000000" draw:fill="solid" draw:fill-color="#ffffff" draw:opacity="0%" fo:min-height="0.264cm" draw:shadow-opacity="0%"/>
    </style:style>
    <style:style style:name="P1" style:family="paragraph">
      <style:paragraph-properties fo:text-align="center"/>
      <style:text-properties style:font-name="Ubuntu"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Ubuntu" fo:font-size="12pt" style:font-size-asian="12pt" style:font-size-complex="12pt"/>
    </style:style>
    <style:style style:name="P4" style:family="paragraph">
      <style:paragraph-properties fo:text-align="center"/>
      <style:text-properties style:font-name="Ubuntu" fo:font-size="8pt" style:font-size-asian="8pt" style:font-size-complex="8pt"/>
    </style:style>
    <style:style style:name="P5" style:family="paragraph">
      <style:text-properties style:font-name="LM Roman 5" fo:font-size="10pt" fo:font-weight="bold" style:font-size-asian="10pt" style:font-weight-asian="bold" style:font-size-complex="10pt" style:font-weight-complex="bold"/>
    </style:style>
    <style:style style:name="P6" style:family="paragraph">
      <style:text-properties style:font-name="Ubuntu" fo:font-size="8pt" style:font-size-asian="8pt" style:font-size-complex="8pt"/>
    </style:style>
    <style:style style:name="T1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2" style:family="text">
      <style:text-properties style:text-position="sub 58%" style:font-name="Ubuntu" fo:font-size="12pt" style:font-size-asian="12pt" style:font-size-complex="12pt"/>
    </style:style>
    <style:style style:name="T3" style:family="text">
      <style:text-properties style:font-name="Ubuntu" fo:font-size="12pt" style:font-size-asian="12pt" style:font-size-complex="12pt"/>
    </style:style>
    <style:style style:name="T4" style:family="text">
      <style:text-properties style:text-position="sub 58%" style:font-name="Ubuntu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Ubuntu" fo:font-size="8pt" style:font-size-asian="8pt" style:font-size-complex="8pt"/>
    </style:style>
    <style:style style:name="T6" style:family="text">
      <style:text-properties style:font-name="LM Roman 5" fo:font-size="10pt" fo:font-weight="bold" style:font-size-asian="10pt" style:font-weight-asian="bold" style:font-size-complex="10pt" style:font-weight-complex="bold"/>
    </style:style>
    <style:style style:name="T7" style:family="text">
      <style:text-properties style:text-position="super 58%" style:font-name="LM Roman 5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07cm" svg:height="1.905cm" svg:x="21.985cm" svg:y="10.3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07cm" svg:height="1.905cm" svg:x="21.785cm" svg:y="10.298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94cm" svg:height="7.493cm" svg:x="17.767cm" svg:y="7.6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194cm" svg:height="7.493cm" svg:x="17.566cm" svg:y="7.5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18cm" svg:height="7.471cm" svg:x="11.435cm" svg:y="7.6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318cm" svg:height="7.471cm" svg:x="11.234cm" svg:y="7.599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" draw:text-style-name="P3" draw:layer="layout" svg:width="4.375cm" svg:height="0.762cm" svg:x="4.372cm" svg:y="8.697cm">
            <text:p text:style-name="P2"><text:span text:style-name="T1">W</text:span><text:span text:style-name="T2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9.459cm">
            <text:p text:style-name="P2"><text:span text:style-name="T1">W</text:span><text:span text:style-name="T2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10.221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10.983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11.745cm">
            <text:p text:style-name="P2"><text:span text:style-name="T3">..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12.507cm">
            <text:p text:style-name="P2"><text:span text:style-name="T1">W</text:span><text:span text:style-name="T2">n - 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4.375cm" svg:height="0.762cm" svg:x="4.372cm" svg:y="13.269cm">
            <text:p text:style-name="P2"><text:span text:style-name="T1">W</text:span><text:span text:style-name="T2">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" draw:layer="layout" svg:width="5.492cm" svg:height="0.784cm" svg:x="3.794cm" svg:y="7.858cm">
          <draw:text-box>
            <text:p text:style-name="P2"><text:span text:style-name="T1">Word Embedding Matrix</text:span></text:p>
          </draw:text-box>
        </draw:frame>
        <draw:custom-shape draw:style-name="gr4" draw:text-style-name="P2" draw:layer="layout" svg:width="0.696cm" svg:height="2.286cm" svg:x="8.051cm" svg:y="8.6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7.471cm" svg:x="11.033cm" svg:y="7.499cm">
          <text:p text:style-name="P2"><text:span text:style-name="T1">F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0.696cm" svg:height="2.393cm" svg:x="4.372cm" svg:y="11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2.413cm" svg:height="1.217cm" svg:x="8.669cm" svg:y="10.652cm">
          <draw:text-box>
            <text:p text:style-name="P2"><text:span text:style-name="T5">n-gram 1D</text:span></text:p>
            <text:p text:style-name="P2"><text:span text:style-name="T5"><text:s/></text:span><text:span text:style-name="T5">Wide Convolutions</text:span></text:p>
          </draw:text-box>
        </draw:frame>
        <draw:frame draw:style-name="gr3" draw:text-style-name="P1" draw:layer="layout" svg:width="5.588cm" svg:height="0.784cm" svg:x="10.468cm" svg:y="6.715cm">
          <draw:text-box>
            <text:p text:style-name="P2"><text:span text:style-name="T1">Feature Maps</text:span></text:p>
          </draw:text-box>
        </draw:frame>
        <draw:frame draw:style-name="gr3" draw:text-style-name="P1" draw:layer="layout" svg:width="5.588cm" svg:height="0.784cm" svg:x="23.225cm" svg:y="7.582cm">
          <draw:text-box>
            <text:p text:style-name="P2"><text:span text:style-name="T1">Sentence Vector</text:span></text:p>
          </draw:text-box>
        </draw:frame>
        <draw:g>
          <draw:custom-shape draw:style-name="gr2" draw:text-style-name="P1" draw:layer="layout" svg:width="0.762cm" svg:height="4.064cm" svg:x="29.013cm" svg:y="9.237cm">
            <text:p text:style-name="P2"><text:span text:style-name="T1">H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1" draw:layer="layout" svg:width="0.762cm" svg:height="2.54cm" svg:x="32.315cm" svg:y="9.999cm">
            <text:p text:style-name="P2"><text:span text:style-name="T1">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3" draw:text-style-name="P1" draw:layer="layout" svg:width="5.588cm" svg:height="0.784cm" svg:x="26.57cm" svg:y="8.471cm">
          <draw:text-box>
            <text:p text:style-name="P2"><text:span text:style-name="T1">Latent Vector</text:span></text:p>
          </draw:text-box>
        </draw:frame>
        <draw:line draw:style-name="gr6" draw:text-style-name="P2" draw:layer="layout" svg:x1="26.473cm" svg:y1="11.214cm" svg:x2="29.013cm" svg:y2="11.214cm">
          <text:p/>
        </draw:line>
        <draw:line draw:style-name="gr6" draw:text-style-name="P2" draw:layer="layout" svg:x1="29.775cm" svg:y1="11.214cm" svg:x2="32.315cm" svg:y2="11.214cm">
          <text:p/>
        </draw:line>
        <draw:frame draw:style-name="gr7" draw:text-style-name="P5" draw:layer="layout" svg:width="1.397cm" svg:height="0.917cm" svg:x="27.108cm" svg:y="11.087cm">
          <draw:text-box>
            <text:p><text:span text:style-name="T6">R</text:span><text:span text:style-name="T7">i</text:span></text:p>
          </draw:text-box>
        </draw:frame>
        <draw:line draw:style-name="gr6" draw:text-style-name="P2" draw:layer="layout" svg:x1="33.077cm" svg:y1="11.214cm" svg:x2="34.601cm" svg:y2="11.214cm">
          <text:p/>
        </draw:line>
        <draw:frame draw:style-name="gr7" draw:text-style-name="P5" draw:layer="layout" svg:width="1.397cm" svg:height="0.917cm" svg:x="30.309cm" svg:y="11.088cm">
          <draw:text-box>
            <text:p><text:span text:style-name="T6">R</text:span><text:span text:style-name="T7">h</text:span></text:p>
          </draw:text-box>
        </draw:frame>
        <draw:frame draw:style-name="gr7" draw:text-style-name="P5" draw:layer="layout" svg:width="1.397cm" svg:height="0.917cm" svg:x="33.11cm" svg:y="11.089cm">
          <draw:text-box>
            <text:p><text:span text:style-name="T6">R</text:span><text:span text:style-name="T7">k</text:span></text:p>
          </draw:text-box>
        </draw:frame>
        <draw:frame draw:style-name="gr8" draw:text-style-name="P6" draw:layer="layout" svg:width="2.667cm" svg:height="0.631cm" svg:x="26.473cm" svg:y="10.583cm">
          <draw:text-box>
            <text:p><text:span text:style-name="T5">Fully Connected</text:span></text:p>
          </draw:text-box>
        </draw:frame>
        <draw:frame draw:style-name="gr8" draw:text-style-name="P6" draw:layer="layout" svg:width="2.667cm" svg:height="0.631cm" svg:x="29.774cm" svg:y="10.584cm">
          <draw:text-box>
            <text:p><text:span text:style-name="T5">Fully Connected</text:span></text:p>
          </draw:text-box>
        </draw:frame>
        <draw:frame draw:style-name="gr3" draw:text-style-name="P1" draw:layer="layout" svg:width="5.588cm" svg:height="0.784cm" svg:x="29.986cm" svg:y="9.255cm">
          <draw:text-box>
            <text:p text:style-name="P2"><text:span text:style-name="T1">Output Vector</text:span></text:p>
          </draw:text-box>
        </draw:frame>
        <draw:frame draw:style-name="gr9" draw:text-style-name="P4" draw:layer="layout" svg:width="2.159cm" svg:height="0.895cm" svg:x="19.68cm" svg:y="11.187cm">
          <draw:text-box>
            <text:p text:style-name="P2"><text:span text:style-name="T5">K -Max</text:span></text:p>
            <text:p text:style-name="P2"><text:span text:style-name="T5">Pooling</text:span></text:p>
          </draw:text-box>
        </draw:frame>
        <draw:line draw:style-name="gr10" draw:text-style-name="P2" draw:layer="layout" svg:x1="8.112cm" svg:y1="8.62cm" svg:x2="14.843cm" svg:y2="8.493cm">
          <text:p/>
        </draw:line>
        <draw:line draw:style-name="gr10" draw:text-style-name="P2" draw:layer="layout" svg:x1="8.112cm" svg:y1="8.747cm" svg:x2="14.716cm" svg:y2="8.493cm">
          <text:p/>
        </draw:line>
        <draw:line draw:style-name="gr10" draw:text-style-name="P2" draw:layer="layout" svg:x1="8.112cm" svg:y1="10.906cm" svg:x2="14.843cm" svg:y2="8.493cm">
          <text:p/>
        </draw:line>
        <draw:line draw:style-name="gr10" draw:text-style-name="P2" draw:layer="layout" svg:x1="8.747cm" svg:y1="10.906cm" svg:x2="14.843cm" svg:y2="8.493cm">
          <text:p/>
        </draw:line>
        <draw:line draw:style-name="gr10" draw:text-style-name="P2" draw:layer="layout" svg:x1="4.429cm" svg:y1="11.668cm" svg:x2="11.668cm" svg:y2="13.573cm">
          <text:p/>
        </draw:line>
        <draw:line draw:style-name="gr10" draw:text-style-name="P2" draw:layer="layout" svg:x1="5.064cm" svg:y1="11.668cm" svg:x2="11.668cm" svg:y2="13.573cm">
          <text:p/>
        </draw:line>
        <draw:line draw:style-name="gr10" draw:text-style-name="P2" draw:layer="layout" svg:x1="4.302cm" svg:y1="14.081cm" svg:x2="11.541cm" svg:y2="13.573cm">
          <text:p/>
        </draw:line>
        <draw:line draw:style-name="gr10" draw:text-style-name="P2" draw:layer="layout" svg:x1="5.064cm" svg:y1="14.081cm" svg:x2="11.668cm" svg:y2="13.573cm">
          <text:p/>
        </draw:line>
        <draw:custom-shape draw:style-name="gr1" draw:text-style-name="P1" xml:id="id1" draw:id="id1" draw:layer="layout" svg:width="2.207cm" svg:height="1.905cm" svg:x="21.585cm" svg:y="10.198cm">
          <text:p text:style-name="P2"><text:span text:style-name="T1">P</text:span><text:span text:style-name="T4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" draw:text-style-name="P2" draw:layer="layout" svg:x1="15.351cm" svg:y1="11.16cm" svg:x2="17.383cm" svg:y2="11.16cm">
          <text:p/>
        </draw:line>
        <draw:custom-shape draw:style-name="gr1" draw:text-style-name="P1" draw:layer="layout" svg:width="2.194cm" svg:height="7.493cm" svg:x="17.365cm" svg:y="7.477cm">
          <text:p text:style-name="P2"><text:span text:style-name="T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4" draw:layer="layout" svg:width="2.159cm" svg:height="0.641cm" svg:x="15.432cm" svg:y="11.308cm">
          <draw:text-box>
            <text:p text:style-name="P2"><text:span text:style-name="T5">Folding</text:span></text:p>
          </draw:text-box>
        </draw:frame>
        <draw:frame draw:style-name="gr12" draw:text-style-name="P1" draw:layer="layout" svg:width="3.364cm" svg:height="0.729cm" svg:x="21.066cm" svg:y="9.509cm">
          <draw:text-box>
            <text:p text:style-name="P2"><text:span text:style-name="T1">Pooled Matrix</text:span></text:p>
          </draw:text-box>
        </draw:frame>
        <draw:frame draw:style-name="gr3" draw:text-style-name="P1" draw:layer="layout" svg:width="4.064cm" svg:height="0.784cm" svg:x="16.494cm" svg:y="6.715cm">
          <draw:text-box>
            <text:p text:style-name="P2"><text:span text:style-name="T1">Folded Matrix</text:span></text:p>
          </draw:text-box>
        </draw:frame>
        <draw:line draw:style-name="gr6" draw:text-style-name="P2" draw:layer="layout" svg:x1="19.561cm" svg:y1="11.16cm" svg:x2="21.574cm" svg:y2="11.16cm">
          <text:p/>
        </draw:line>
        <draw:frame draw:style-name="gr13" draw:text-style-name="P4" draw:layer="layout" svg:width="2.159cm" svg:height="0.895cm" svg:x="23.89cm" svg:y="11.308cm">
          <draw:text-box>
            <text:p text:style-name="P2"><text:span text:style-name="T5">Vectorize</text:span></text:p>
            <text:p text:style-name="P2"><text:span text:style-name="T5"/></text:p>
          </draw:text-box>
        </draw:frame>
        <draw:connector draw:style-name="gr6" draw:text-style-name="P2" draw:layer="layout" draw:type="line" svg:x1="23.792cm" svg:y1="11.15cm" svg:x2="25.711cm" svg:y2="11.15cm" draw:start-shape="id1" draw:start-glue-point="1" draw:end-shape="id2" draw:end-glue-point="3" svg:d="M23792 11150h1919" svg:viewBox="0 0 1920 1">
          <text:p/>
        </draw:connector>
        <draw:custom-shape draw:style-name="gr2" draw:text-style-name="P1" xml:id="id2" draw:id="id2" draw:layer="layout" svg:width="0.762cm" svg:height="5.715cm" svg:x="25.711cm" svg:y="8.293cm">
          <text:p text:style-name="P2"><text:span text:style-name="T1">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Roman 5" svg:font-family="'LM Roman 5'" style:font-pitch="variable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8:44:11.071717781</meta:creation-date>
    <dc:date>2017-10-26T20:09:57.692444151</dc:date>
    <meta:editing-duration>PT13M10S</meta:editing-duration>
    <meta:editing-cycles>5</meta:editing-cycles>
    <meta:generator>LibreOffice/4.2.8.2$Linux_X86_64 LibreOffice_project/420m0$Build-2</meta:generator>
    <meta:document-statistic meta:object-count="53"/>
  </office:meta>
</office:document-meta>
</file>